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P5" style:family="paragraph" style:parent-style-name="Text">
      <style:paragraph-properties fo:text-align="center" style:justify-single-word="false"/>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37008*" fo:start-indent="0in" fo:end-indent="0.09842521in"/>
          <style:column style:rel-width="3.937008*" fo:start-indent="0.09842521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ictureCenter_Paragraph_scrSection_columns_scrBook_scrBody"><draw:frame draw:style-name="fr2" draw:name="Frame2" text:anchor-type="paragraph" draw:z-index="1" svg:width="72pt" svg:height="72pt"><draw:text-box fo:min-height="1in"><text:p text:style-name="P5"><draw:frame draw:style-name="gr2" draw:name="Graphics2" text:anchor-type="paragraph" svg:width="72pt" svg:height="72pt"><draw:image xlink:type="simple" xlink:show="embed" xlink:actuate="onLoad" xlink:href="Pictures/lb00103b.jpg"/><svg:title>lb00103b.jpg</svg:title></draw:frame><text:span text:style-name="span_.nko_pictureCaption_pictureCenter_Paragraph_scrSection_columns_scrBook_scrBody">Wáɩn Ndɔ nɩ́.</text:span></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ictureCenter_Paragraph_scrSection_columns_scrBook_scrBody"><draw:frame draw:style-name="fr3" draw:name="Frame3" text:anchor-type="paragraph" draw:z-index="1" svg:width="72pt" svg:height="72pt"><draw:text-box fo:min-height="1in"><text:p text:style-name="P5"><draw:frame draw:style-name="gr3" draw:name="Graphics3" text:anchor-type="paragraph" svg:width="72pt" svg:height="72pt"><draw:image xlink:type="simple" xlink:show="embed" xlink:actuate="onLoad" xlink:href="Pictures/hk00166b.jpg"/><svg:title>hk00166b.jpg</svg:title></draw:frame><text:span text:style-name="span_.nko_pictureCaption_pictureCenter_Paragraph_scrSection_columns_scrBook_scrBody">Lampóoka kɔ́ba nɩ.</text:span></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ictureCenter_Paragraph1_scrSection_columns_scrBook_scrBody"><draw:frame draw:style-name="fr4" draw:name="Frame4" text:anchor-type="paragraph" draw:z-index="1" svg:width="72pt" svg:height="72pt"><draw:text-box fo:min-height="1in"><text:p text:style-name="P5"><draw:frame draw:style-name="gr4" draw:name="Graphics4" text:anchor-type="paragraph" svg:width="72pt" svg:height="72pt"><draw:image xlink:type="simple" xlink:show="embed" xlink:actuate="onLoad" xlink:href="Pictures/hk00274b.jpg"/><svg:title>hk00274b.jpg</svg:title></draw:frame><text:span text:style-name="span_.nko_pictureCaption_pictureCenter_Paragraph1_scrSection_columns_scrBook_scrBody">Farisiyin nɩ.</text:span></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orphans="5" fo:text-align="center" fo:text-indent="0pt" fo:margin-left="0pt" style:line-height-at-least="24pt" fo:padding-bottom="12pt"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fo:padding-bottom="10pt" fo:padding-top="10pt"/>
      <style:text-properties text:display="block" fo:font-weight="400" style:font-weight-complex="400" fo:font-family="Charis SIL" style:font-name-complex="Charis SIL" fo:font-size="14pt" style:font-size-complex="14pt"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margin-top="12pt" fo:margin-bottom="0pt" fo:text-align="center" fo:text-indent="0pt" fo:margin-left="0pt" fo:padding-bottom="4pt" fo:padding-top="8pt" fo:keep-with-next="always" fo:orphans="2"/>
      <style:text-properties fo:font-family="Charis SIL" style:font-name-complex="Charis SIL" fo:font-size="9pt" style:font-size-complex="9pt" fo:font-weight="700" style:font-weight-complex="700"/>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align="center" fo:margin-top="0pt" fo:margin-bottom="3pt" fo:keep-with-next="always" fo:text-indent="0pt" fo:margin-left="0pt" fo:padding-bottom="4pt"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orphans="2" fo:widows="2" fo:text-indent="0pt" fo:margin-left="0pt"/>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padding-left="0pt" fo:text-align="left" fo:text-indent="0pt" fo:margin-left="0pt"/>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color="#0000ff" fo:font-family="Charis SIL" style:font-name-complex="Charis SIL"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text-indent="0pt" fo:margin-left="0pt"/>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color="#0000ff" fo:font-family="Charis SIL" style:font-name-complex="Charis SIL"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4pt" fo:text-indent="0pt" fo:float="center" fo:margin-top="0pt" fo:margin-right="0pt" fo:margin-bottom="4pt" fo:padding-top="2pt" fo:padding-right="2pt" fo:padding-bottom="2pt" fo:padding-left="2pt" fo:text-align="center"/>
    </style:style>
    <style:style xmlns:style="urn:oasis:names:tc:opendocument:xmlns:style:1.0" style:name="pictureCaption_pictureCenter_Paragraph_scrSection_columns_scrBook_scrBody" style:family="text" style:parent-style-name="pictureCenter_Paragraph_scrSection_columns_scrBook_scrBody">
      <style:text-properties text:display="inlin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4pt" fo:text-indent="0pt" fo:float="center" fo:margin-top="0pt" fo:margin-right="0pt" fo:margin-bottom="4pt" fo:padding-top="2pt" fo:padding-right="2pt" fo:padding-bottom="2pt" fo:padding-left="2pt" fo:text-align="center"/>
    </style:style>
    <style:style xmlns:style="urn:oasis:names:tc:opendocument:xmlns:style:1.0" style:name="pictureCaption_pictureCenter_Paragraph1_scrSection_columns_scrBook_scrBody" style:family="text" style:parent-style-name="pictureCenter_Paragraph1_scrSection_columns_scrBook_scrBody">
      <style:text-properties text:display="inlin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padding-bottom="21pt"/>
    </style:style>
    <style:style style:family="paragraph" style:name="ChapterNumber2" style:parent-style-name="ChapterNumber" style:master-page-name="">
      <style:paragraph-properties fo:padding-right="2pt" style:vertical-align="auto" fo:text-indent="0pt" fo:margin-left="0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right="2pt" style:vertical-align="auto" fo:text-indent="0pt" fo:margin-left="0pt" fo:float="lef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padding-bottom="4pt"/>
    </style:style>
    <style:style style:name="IntroTitleSecondary" style:family="paragraph" style:parent-style-name="none">
      <style:paragraph-properties fo:text-align="center" fo:padding-top="6pt"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style:style>
    <style:style style:name="Line1" style:family="paragraph" style:parent-style-name="none">
      <style:paragraph-properties fo:padding-left="0pt" fo:text-align="left" fo:text-indent="0pt" fo:margin-left="0pt"/>
      <style:text-properties fo:font-family="Charis SIL" fo:font-size="10pt"/>
    </style:style>
    <style:style style:name="REVERSESOLIDUSCitationLine2" style:family="paragraph" style:parent-style-name="none">
      <style:paragraph-properties fo:text-align="left" fo:margin-left="24pt" fo:text-indent="-6pt" fo:padding-left="0pt"/>
    </style:style>
    <style:style style:name="Line2" style:family="paragraph" style:parent-style-name="none">
      <style:paragraph-properties fo:text-align="left" fo:padding-left="0pt" fo:text-indent="0pt" fo:margin-left="0pt"/>
      <style:text-properties fo:font-family="Charis SIL" fo:font-size="10pt"/>
    </style:style>
    <style:style style:name="REVERSESOLIDUSCitationLine3" style:family="paragraph" style:parent-style-name="none">
      <style:paragraph-properties fo:text-align="left" fo:margin-left="24pt" fo:text-indent="0pt" fo:padding-left="0pt"/>
    </style:style>
    <style:style style:name="Line3" style:family="paragraph" style:parent-style-name="none">
      <style:paragraph-properties fo:text-align="left" fo:margin-left="24pt" fo:text-indent="0pt" fo:padding-left="0pt"/>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float="footnote" fo:text-indent="0pt" fo:margin-left="0pt" style:line-height-at-least="100%"/>
      <style:text-properties fo:font-family="Charis SIL" fo:font-size="8pt"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font-size="10pt" style:text-position="super 55%" fo:color="#800080" fo:font-family="Charis SIL"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orphans="2" fo:widows="2" fo:text-indent="0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margin-top="0pt" fo:margin-bottom="3pt" fo:keep-with-next="always" fo:text-indent="0pt" fo:margin-left="0pt" fo:padding-bottom="4pt" fo:padding-top="-4pt"/>
      <style:text-properties fo:font-family="Charis SIL" fo:font-size="9pt" fo:font-weight="400"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paragraph-properties fo:break-before="page"/>
      <style:text-properties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margin-top="12pt" fo:margin-bottom="0pt" fo:text-align="center" fo:text-indent="0pt" fo:margin-left="0pt" fo:padding-bottom="4pt" fo:padding-top="8pt" fo:keep-with-next="always" fo:orphans="2"/>
      <style:text-properties fo:font-family="Charis SIL" fo:font-size="9pt" fo:font-weight="700"/>
    </style:style>
    <style:style style:name="SectionRangeParagraph" style:family="paragraph" style:parent-style-name="none">
      <style:paragraph-properties fo:text-align="center" fo:text-indent="0pt" fo:margin-left="0pt" fo:padding-bottom="0pt"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paragraph-properties fo:text-indent="0pt" fo:margin-left="0pt"/>
      <style:text-properties fo:color="#0000ff" fo:font-family="Charis SIL"/>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orphans="5" fo:text-align="center" fo:text-indent="0pt" fo:margin-left="0pt" style:line-height-at-least="24pt" fo:padding-bottom="12pt" fo:padding-top="36pt"/>
      <style:text-properties fo:font-family="Charis SIL" fo:font-size="20pt" fo:font-weight="700" fo:font-style="normal"/>
    </style:style>
    <style:style style:name="TitleSecondary" style:family="paragraph" style:parent-style-name="none">
      <style:paragraph-properties fo:padding-bottom="10pt" fo:padding-top="10pt" fo:text-indent="0pt" fo:margin-left="0pt"/>
      <style:text-properties text:display="block" fo:font-weight="400" fo:font-family="Charis SIL" fo:font-size="14pt"/>
    </style:style>
    <style:style style:name="VerseNumber" style:family="paragraph" style:parent-style-name="none">
      <style:paragraph-properties fo:text-indent="0pt" fo:margin-left="0pt"/>
      <style:text-properties fo:font-family="Charis SIL" fo:font-size="100%"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IntroParas"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margin-left="4pt" fo:float="center" fo:margin-top="0pt" fo:margin-right="0pt" fo:margin-bottom="4pt" fo:padding-top="2pt" fo:padding-right="2pt" fo:padding-bottom="2pt" fo:padding-left="2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AlternateReading" style:family="paragraph" style:parent-style-name="none">
      <style:paragraph-properties fo:text-indent="0pt" fo:margin-left="0pt"/>
      <style:text-properties fo:font-family="Charis SIL" fo:font-weight="700"/>
    </style:style>
    <style:style style:name="NoteGeneralParagraph..footnote-marker" style:family="text" style:parent-style-name="none">
      <style:text-properties fo:font-size="10pt" fo:font-weight="700" fo:font-family="Charis SIL" text:display="prince-footnote"/>
    </style:style>
    <style:style style:name="picture" style:family="paragraph" style:parent-style-name="none"/>
    <style:style style:name="div_.bfy-fonipa" style:family="paragraph" style:parent-style-name="none">
      <style:text-properties fo:font-family="Doulos SIL"/>
    </style:style>
    <style:style style:name="span_.bfy-fonipa" style:family="paragraph" style:parent-style-name="none">
      <style:text-properties fo:font-family="Doulos SIL"/>
    </style:style>
    <style:style style:name="div_.bgd-fonipa" style:family="paragraph" style:parent-style-name="none">
      <style:text-properties fo:font-family="Doulos SIL"/>
    </style:style>
    <style:style style:name="span_.bgd-fonipa" style:family="paragraph" style:parent-style-name="none">
      <style:text-properties fo:font-family="Doulos SIL"/>
    </style:style>
    <style:style style:name="div_.bgd" style:family="paragraph" style:parent-style-name="none">
      <style:text-properties fo:font-family="Mangal"/>
    </style:style>
    <style:style style:name="span_.bgd" style:family="paragraph" style:parent-style-name="none">
      <style:text-properties fo:font-family="Mangal"/>
    </style:style>
    <style:style style:name="div_.bgg-Latn-IN" style:family="paragraph" style:parent-style-name="none">
      <style:text-properties fo:font-family="Charis SIL"/>
    </style:style>
    <style:style style:name="span_.bgg-Latn-IN" style:family="paragraph" style:parent-style-name="none">
      <style:text-properties fo:font-family="Charis SIL"/>
    </style:style>
    <style:style style:name="div_.bgq-fonipa-x-etic" style:family="paragraph" style:parent-style-name="none">
      <style:text-properties fo:font-family="Doulos SIL"/>
    </style:style>
    <style:style style:name="span_.bgq-fonipa-x-etic" style:family="paragraph" style:parent-style-name="none">
      <style:text-properties fo:font-family="Doulos SIL"/>
    </style:style>
    <style:style style:name="div_.bgq" style:family="paragraph" style:parent-style-name="none">
      <style:text-properties fo:font-family="Arial Unicode MS"/>
    </style:style>
    <style:style style:name="span_.bgq" style:family="paragraph" style:parent-style-name="none">
      <style:text-properties fo:font-family="Arial Unicode MS"/>
    </style:style>
    <style:style style:name="div_.bi-Vu-fonipa-x-emic" style:family="paragraph" style:parent-style-name="none">
      <style:text-properties fo:font-family="Charis SIL"/>
    </style:style>
    <style:style style:name="span_.bi-Vu-fonipa-x-emic" style:family="paragraph" style:parent-style-name="none">
      <style:text-properties fo:font-family="Charis SIL"/>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ra-fonipa-x-etic" style:family="paragraph" style:parent-style-name="none">
      <style:text-properties fo:font-family="Doulos SIL"/>
    </style:style>
    <style:style style:name="span_.bra-fonipa-x-etic" style:family="paragraph" style:parent-style-name="none">
      <style:text-properties fo:font-family="Doulos SIL"/>
    </style:style>
    <style:style style:name="div_.bra" style:family="paragraph" style:parent-style-name="none">
      <style:text-properties fo:font-family="Annapurna SIL"/>
    </style:style>
    <style:style style:name="span_.bra" style:family="paragraph" style:parent-style-name="none">
      <style:text-properties fo:font-family="Annapurna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hd-fonipa" style:family="paragraph" style:parent-style-name="none">
      <style:text-properties fo:font-family="Doulos SIL"/>
    </style:style>
    <style:style style:name="span_.dhd-fonipa" style:family="paragraph" style:parent-style-name="none">
      <style:text-properties fo:font-family="Doulos SIL"/>
    </style:style>
    <style:style style:name="div_.dhd" style:family="paragraph" style:parent-style-name="none">
      <style:text-properties fo:font-family="Arial Unicode MS"/>
    </style:style>
    <style:style style:name="span_.dhd" style:family="paragraph" style:parent-style-name="none">
      <style:text-properties fo:font-family="Arial Unicode MS"/>
    </style:style>
    <style:style style:name="div_.en-Qaaa-x-Scie" style:family="paragraph" style:parent-style-name="none">
      <style:text-properties fo:font-family="Charis SIL Compact"/>
    </style:style>
    <style:style style:name="span_.en-Qaaa-x-Scie"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AmArea"/>
    </style:style>
    <style:style style:name="span_.es" style:family="paragraph" style:parent-style-name="none">
      <style:text-properties fo:font-family="Charis SIL AmArea"/>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lr-Qaaa-x-tone" style:family="paragraph" style:parent-style-name="none">
      <style:text-properties fo:font-family="Doulos SIL"/>
    </style:style>
    <style:style style:name="span_.flr-Qaaa-x-tone" style:family="paragraph" style:parent-style-name="none">
      <style:text-properties fo:font-family="Doulos SIL"/>
    </style:style>
    <style:style style:name="div_.flr-Zxxx-x-audio" style:family="paragraph" style:parent-style-name="none">
      <style:text-properties fo:font-family="Charis SIL"/>
    </style:style>
    <style:style style:name="span_.flr-Zxxx-x-audio" style:family="paragraph" style:parent-style-name="none">
      <style:text-properties fo:font-family="Charis SIL"/>
    </style:style>
    <style:style style:name="div_.flr" style:family="paragraph" style:parent-style-name="none">
      <style:text-properties fo:font-family="Doulos SIL"/>
    </style:style>
    <style:style style:name="span_.flr"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as" style:family="paragraph" style:parent-style-name="none">
      <style:text-properties fo:font-family="Doulos SIL"/>
    </style:style>
    <style:style style:name="span_.gas" style:family="paragraph" style:parent-style-name="none">
      <style:text-properties fo:font-family="Doulo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he-Deva" style:family="paragraph" style:parent-style-name="none">
      <style:text-properties fo:font-family="Annapurna SIL Nepal"/>
    </style:style>
    <style:style style:name="span_.ghe-Deva" style:family="paragraph" style:parent-style-name="none">
      <style:text-properties fo:font-family="Annapurna SIL Nepal"/>
    </style:style>
    <style:style style:name="div_.ghe-Qaaa-x-Zipa" style:family="paragraph" style:parent-style-name="none">
      <style:text-properties fo:font-family="Charis SIL"/>
    </style:style>
    <style:style style:name="span_.ghe-Qaaa-x-Zipa" style:family="paragraph" style:parent-style-name="none">
      <style:text-properties fo:font-family="Charis SIL"/>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Deva" style:family="paragraph" style:parent-style-name="none">
      <style:text-properties fo:font-family="Annapurna SIL"/>
    </style:style>
    <style:style style:name="span_.hi-Deva" style:family="paragraph" style:parent-style-name="none">
      <style:text-properties fo:font-family="Annapurna SIL"/>
    </style:style>
    <style:style style:name="div_.hi-Dsrt" style:family="paragraph" style:parent-style-name="none">
      <style:text-properties fo:font-family="Arial Unicode MS"/>
    </style:style>
    <style:style style:name="span_.hi-Dsrt" style:family="paragraph" style:parent-style-name="none">
      <style:text-properties fo:font-family="Arial Unicode MS"/>
    </style:style>
    <style:style style:name="div_.hi-fonipa-x-etic" style:family="paragraph" style:parent-style-name="none">
      <style:text-properties fo:font-family="Doulos SIL"/>
    </style:style>
    <style:style style:name="span_.hi-fonipa-x-etic" style:family="paragraph" style:parent-style-name="none">
      <style:text-properties fo:font-family="Doulos SIL"/>
    </style:style>
    <style:style style:name="div_.hi-fonipa" style:family="paragraph" style:parent-style-name="none">
      <style:text-properties fo:font-family="Charis SIL"/>
    </style:style>
    <style:style style:name="span_.hi-fonipa" style:family="paragraph" style:parent-style-name="none">
      <style:text-properties fo:font-family="Charis SIL"/>
    </style:style>
    <style:style style:name="div_.hi-x-udaipur" style:family="paragraph" style:parent-style-name="none">
      <style:text-properties fo:font-family="Annapurna SIL"/>
    </style:style>
    <style:style style:name="span_.hi-x-udaipur" style:family="paragraph" style:parent-style-name="none">
      <style:text-properties fo:font-family="Annapurn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lb-fonipa" style:family="paragraph" style:parent-style-name="none">
      <style:text-properties fo:font-family="Charis SIL"/>
    </style:style>
    <style:style style:name="span_.hlb-fonipa" style:family="paragraph" style:parent-style-name="none">
      <style:text-properties fo:font-family="Charis SIL"/>
    </style:style>
    <style:style style:name="div_.hlb" style:family="paragraph" style:parent-style-name="none">
      <style:text-properties fo:font-family="Arial Unicode MS"/>
    </style:style>
    <style:style style:name="span_.hlb" style:family="paragraph" style:parent-style-name="none">
      <style:text-properties fo:font-family="Arial Unicode MS"/>
    </style:style>
    <style:style style:name="div_.hoj-fonipa-x-etic" style:family="paragraph" style:parent-style-name="none">
      <style:text-properties fo:font-family="Doulos SIL"/>
    </style:style>
    <style:style style:name="span_.hoj-fonipa-x-etic" style:family="paragraph" style:parent-style-name="none">
      <style:text-properties fo:font-family="Doulos SIL"/>
    </style:style>
    <style:style style:name="div_.hoj-fonipa" style:family="paragraph" style:parent-style-name="none">
      <style:text-properties fo:font-family="Doulos SIL"/>
    </style:style>
    <style:style style:name="span_.hoj-fonipa" style:family="paragraph" style:parent-style-name="none">
      <style:text-properties fo:font-family="Doulos SIL"/>
    </style:style>
    <style:style style:name="div_.hoj-Zxxx-x-audio" style:family="paragraph" style:parent-style-name="none">
      <style:text-properties fo:font-family="Arial Unicode MS"/>
    </style:style>
    <style:style style:name="span_.hoj-Zxxx-x-audio" style:family="paragraph" style:parent-style-name="none">
      <style:text-properties fo:font-family="Arial Unicode MS"/>
    </style:style>
    <style:style style:name="div_.hoj" style:family="paragraph" style:parent-style-name="none">
      <style:text-properties fo:font-family="Annapurna SIL"/>
    </style:style>
    <style:style style:name="span_.hoj" style:family="paragraph" style:parent-style-name="none">
      <style:text-properties fo:font-family="Annapurna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ru-fonipa" style:family="paragraph" style:parent-style-name="none">
      <style:text-properties fo:font-family="Doulos SIL"/>
    </style:style>
    <style:style style:name="span_.iru-fonipa" style:family="paragraph" style:parent-style-name="none">
      <style:text-properties fo:font-family="Doulos SIL"/>
    </style:style>
    <style:style style:name="div_.iru" style:family="paragraph" style:parent-style-name="none">
      <style:text-properties fo:font-family="Rachana Edited"/>
    </style:style>
    <style:style style:name="span_.iru" style:family="paragraph" style:parent-style-name="none">
      <style:text-properties fo:font-family="Rachana Edited"/>
    </style:style>
    <style:style style:name="div_.kdq-Beng-IN" style:family="paragraph" style:parent-style-name="none">
      <style:text-properties fo:font-family="SolaimanLipi"/>
    </style:style>
    <style:style style:name="span_.kdq-Beng-IN" style:family="paragraph" style:parent-style-name="none">
      <style:text-properties fo:font-family="SolaimanLipi"/>
    </style:style>
    <style:style style:name="div_.kdq-fonipa" style:family="paragraph" style:parent-style-name="none">
      <style:text-properties fo:font-family="Charis SIL"/>
    </style:style>
    <style:style style:name="span_.kdq-fonipa" style:family="paragraph" style:parent-style-name="none">
      <style:text-properties fo:font-family="Charis SIL"/>
    </style:style>
    <style:style style:name="div_.kdq-Latn-IN" style:family="paragraph" style:parent-style-name="none">
      <style:text-properties fo:font-family="Times New Roman"/>
    </style:style>
    <style:style style:name="span_.kdq-Latn-IN" style:family="paragraph" style:parent-style-name="none">
      <style:text-properties fo:font-family="Times New Roman"/>
    </style:style>
    <style:style style:name="div_.kdq" style:family="paragraph" style:parent-style-name="none">
      <style:text-properties fo:font-family="Times New Roman"/>
    </style:style>
    <style:style style:name="span_.kdq" style:family="paragraph" style:parent-style-name="none">
      <style:text-properties fo:font-family="Times New Roman"/>
    </style:style>
    <style:style style:name="div_.kfa-fonipa" style:family="paragraph" style:parent-style-name="none">
      <style:text-properties fo:font-family="Charis SIL"/>
    </style:style>
    <style:style style:name="span_.kfa-fonipa" style:family="paragraph" style:parent-style-name="none">
      <style:text-properties fo:font-family="Charis SIL"/>
    </style:style>
    <style:style style:name="div_.kfa-Knda-x-KAR" style:family="paragraph" style:parent-style-name="none">
      <style:text-properties fo:font-family="Arial Unicode MS"/>
    </style:style>
    <style:style style:name="span_.kfa-Knda-x-KAR" style:family="paragraph" style:parent-style-name="none">
      <style:text-properties fo:font-family="Arial Unicode MS"/>
    </style:style>
    <style:style style:name="div_.kfa-x-rom" style:family="paragraph" style:parent-style-name="none">
      <style:text-properties fo:font-family="Arial"/>
    </style:style>
    <style:style style:name="span_.kfa-x-rom" style:family="paragraph" style:parent-style-name="none">
      <style:text-properties fo:font-family="Arial"/>
    </style:style>
    <style:style style:name="div_.kjo-fonipa" style:family="paragraph" style:parent-style-name="none">
      <style:text-properties fo:font-family="Doulos SIL"/>
    </style:style>
    <style:style style:name="span_.kjo-fonipa" style:family="paragraph" style:parent-style-name="none">
      <style:text-properties fo:font-family="Doulos SIL"/>
    </style:style>
    <style:style style:name="div_.kjo" style:family="paragraph" style:parent-style-name="none">
      <style:text-properties fo:font-family="Arial Unicode MS"/>
    </style:style>
    <style:style style:name="span_.kjo" style:family="paragraph" style:parent-style-name="none">
      <style:text-properties fo:font-family="Arial Unicode M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n" style:family="paragraph" style:parent-style-name="none">
      <style:text-properties fo:font-family="Arial Unicode MS"/>
    </style:style>
    <style:style style:name="span_.kn" style:family="paragraph" style:parent-style-name="none">
      <style:text-properties fo:font-family="Arial Unicode MS"/>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l" style:family="paragraph" style:parent-style-name="none">
      <style:text-properties fo:font-family="Rachana 5.1"/>
    </style:style>
    <style:style style:name="span_.ml" style:family="paragraph" style:parent-style-name="none">
      <style:text-properties fo:font-family="Rachana 5.1"/>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sn-VU-fonipa-x-emic" style:family="paragraph" style:parent-style-name="none">
      <style:text-properties fo:font-family="Charis SIL"/>
    </style:style>
    <style:style style:name="span_.msn-VU-fonipa-x-emic" style:family="paragraph" style:parent-style-name="none">
      <style:text-properties fo:font-family="Charis SIL"/>
    </style:style>
    <style:style style:name="div_.mtr-fonipa" style:family="paragraph" style:parent-style-name="none">
      <style:text-properties fo:font-family="Doulos SIL"/>
    </style:style>
    <style:style style:name="span_.mtr-fonipa" style:family="paragraph" style:parent-style-name="none">
      <style:text-properties fo:font-family="Doulos SIL"/>
    </style:style>
    <style:style style:name="div_.mtr-Qaaa-x-Tran" style:family="paragraph" style:parent-style-name="none">
      <style:text-properties fo:font-family="Doulos SIL"/>
    </style:style>
    <style:style style:name="span_.mtr-Qaaa-x-Tran" style:family="paragraph" style:parent-style-name="none">
      <style:text-properties fo:font-family="Doulos SIL"/>
    </style:style>
    <style:style style:name="div_.mtr" style:family="paragraph" style:parent-style-name="none">
      <style:text-properties fo:font-family="Arial Unicode MS"/>
    </style:style>
    <style:style style:name="span_.mtr" style:family="paragraph" style:parent-style-name="none">
      <style:text-properties fo:font-family="Arial Unicode MS"/>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Deva" style:family="paragraph" style:parent-style-name="none">
      <style:text-properties fo:font-family="Annapurna SIL Nepal"/>
    </style:style>
    <style:style style:name="span_.ne-Deva" style:family="paragraph" style:parent-style-name="none">
      <style:text-properties fo:font-family="Annapurna SIL Nepa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nh-fonipa" style:family="paragraph" style:parent-style-name="none">
      <style:text-properties fo:font-family="Charis SIL Compact"/>
    </style:style>
    <style:style style:name="span_.nnh-fonipa" style:family="paragraph" style:parent-style-name="none">
      <style:text-properties fo:font-family="Charis SIL Compact"/>
    </style:style>
    <style:style style:name="div_.nnh" style:family="paragraph" style:parent-style-name="none">
      <style:text-properties fo:font-family="Charis SIL Compact"/>
    </style:style>
    <style:style style:name="span_.nnh" style:family="paragraph" style:parent-style-name="none">
      <style:text-properties fo:font-family="Charis SIL Compact"/>
    </style:style>
    <style:style style:name="div_.pkr-fonipa" style:family="paragraph" style:parent-style-name="none">
      <style:text-properties fo:font-family="Doulos SIL"/>
    </style:style>
    <style:style style:name="span_.pkr-fonipa" style:family="paragraph" style:parent-style-name="none">
      <style:text-properties fo:font-family="Doulos SIL"/>
    </style:style>
    <style:style style:name="div_.pkr" style:family="paragraph" style:parent-style-name="none">
      <style:text-properties fo:font-family="Rachana Edited"/>
    </style:style>
    <style:style style:name="span_.pkr" style:family="paragraph" style:parent-style-name="none">
      <style:text-properties fo:font-family="Rachana Edited"/>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Deva-IN-fonipa-x-aad-etic" style:family="paragraph" style:parent-style-name="none">
      <style:text-properties fo:font-family="Charis SIL"/>
    </style:style>
    <style:style style:name="span_.qaa-Deva-IN-fonipa-x-aad-etic" style:family="paragraph" style:parent-style-name="none">
      <style:text-properties fo:font-family="Charis SIL"/>
    </style:style>
    <style:style style:name="div_.qaa-fonipa-x-oad-etic" style:family="paragraph" style:parent-style-name="none">
      <style:text-properties fo:font-family="Doulos SIL"/>
    </style:style>
    <style:style style:name="span_.qaa-fonipa-x-oad-etic" style:family="paragraph" style:parent-style-name="none">
      <style:text-properties fo:font-family="Doulos SIL"/>
    </style:style>
    <style:style style:name="div_.qaa-fonipa-x-pal" style:family="paragraph" style:parent-style-name="none">
      <style:text-properties fo:font-family="Charis SIL"/>
    </style:style>
    <style:style style:name="span_.qaa-fonipa-x-pal" style:family="paragraph" style:parent-style-name="none">
      <style:text-properties fo:font-family="Charis SIL"/>
    </style:style>
    <style:style style:name="div_.qaa-IN-fonipa-x-pho" style:family="paragraph" style:parent-style-name="none">
      <style:text-properties fo:font-family="SILDoulosUnicodeIPA"/>
    </style:style>
    <style:style style:name="span_.qaa-IN-fonipa-x-pho" style:family="paragraph" style:parent-style-name="none">
      <style:text-properties fo:font-family="SILDoulosUnicodeIPA"/>
    </style:style>
    <style:style style:name="div_.qaa-Qaaa-x-hal-ehlb" style:family="paragraph" style:parent-style-name="none">
      <style:text-properties fo:font-family="Arial Unicode MS"/>
    </style:style>
    <style:style style:name="span_.qaa-Qaaa-x-hal-ehlb" style:family="paragraph" style:parent-style-name="none">
      <style:text-properties fo:font-family="Arial Unicode MS"/>
    </style:style>
    <style:style style:name="div_.qaa-x-oad" style:family="paragraph" style:parent-style-name="none">
      <style:text-properties fo:font-family="Arial Unicode MS"/>
    </style:style>
    <style:style style:name="span_.qaa-x-oad" style:family="paragraph" style:parent-style-name="none">
      <style:text-properties fo:font-family="Arial Unicode MS"/>
    </style:style>
    <style:style style:name="div_.qaa-x-odr" style:family="paragraph" style:parent-style-name="none">
      <style:text-properties fo:font-family="Arial Unicode MS"/>
    </style:style>
    <style:style style:name="span_.qaa-x-odr" style:family="paragraph" style:parent-style-name="none">
      <style:text-properties fo:font-family="Arial Unicode MS"/>
    </style:style>
    <style:style style:name="div_.qaa-x-tes" style:family="paragraph" style:parent-style-name="none">
      <style:text-properties fo:font-family="Charis SIL"/>
    </style:style>
    <style:style style:name="span_.qaa-x-tes" style:family="paragraph" style:parent-style-name="none">
      <style:text-properties fo:font-family="Charis SIL"/>
    </style:style>
    <style:style style:name="div_.rme" style:family="paragraph" style:parent-style-name="none">
      <style:text-properties fo:font-family="Times New Roman"/>
    </style:style>
    <style:style style:name="span_.rme"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rwr-Arab" style:family="paragraph" style:parent-style-name="none">
      <style:text-properties fo:font-family="Arabic Typesetting"/>
    </style:style>
    <style:style style:name="span_.rwr-Arab" style:family="paragraph" style:parent-style-name="none">
      <style:text-properties fo:font-family="Arabic Typesetting"/>
    </style:style>
    <style:style style:name="div_.rwr-Deva" style:family="paragraph" style:parent-style-name="none">
      <style:text-properties fo:font-family="Annapurna SIL"/>
    </style:style>
    <style:style style:name="span_.rwr-Deva" style:family="paragraph" style:parent-style-name="none">
      <style:text-properties fo:font-family="Annapurna SIL"/>
    </style:style>
    <style:style style:name="div_.rwr-fonipa" style:family="paragraph" style:parent-style-name="none">
      <style:text-properties fo:font-family="Doulos SIL"/>
    </style:style>
    <style:style style:name="span_.rwr-fonipa" style:family="paragraph" style:parent-style-name="none">
      <style:text-properties fo:font-family="Doulos SIL"/>
    </style:style>
    <style:style style:name="div_.rwr-IN-fonipa" style:family="paragraph" style:parent-style-name="none">
      <style:text-properties fo:font-family="Doulos SIL"/>
    </style:style>
    <style:style style:name="span_.rwr-IN-fonipa" style:family="paragraph" style:parent-style-name="none">
      <style:text-properties fo:font-family="Doulos SIL"/>
    </style:style>
    <style:style style:name="div_.rwr-IN" style:family="paragraph" style:parent-style-name="none">
      <style:text-properties fo:font-family="Annapurna SIL"/>
    </style:style>
    <style:style style:name="span_.rwr-IN" style:family="paragraph" style:parent-style-name="none">
      <style:text-properties fo:font-family="Annapurna SIL"/>
    </style:style>
    <style:style style:name="div_.sch" style:family="paragraph" style:parent-style-name="none">
      <style:text-properties fo:font-family="Times New Roman"/>
    </style:style>
    <style:style style:name="span_.sch" style:family="paragraph" style:parent-style-name="none">
      <style:text-properties fo:font-family="Times New Roman"/>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rx-Qaaa-x-IPAS-IPA" style:family="paragraph" style:parent-style-name="none">
      <style:text-properties fo:font-family="Charis SIL"/>
    </style:style>
    <style:style style:name="span_.srx-Qaaa-x-IPAS-IPA"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swc" style:family="paragraph" style:parent-style-name="none">
      <style:text-properties fo:font-family="Charis SIL"/>
    </style:style>
    <style:style style:name="span_.swc" style:family="paragraph" style:parent-style-name="none">
      <style:text-properties fo:font-family="Charis SIL"/>
    </style:style>
    <style:style style:name="div_.swv-fonipa-x-etic" style:family="paragraph" style:parent-style-name="none">
      <style:text-properties fo:font-family="Doulos SIL"/>
    </style:style>
    <style:style style:name="span_.swv-fonipa-x-etic" style:family="paragraph" style:parent-style-name="none">
      <style:text-properties fo:font-family="Doulos SIL"/>
    </style:style>
    <style:style style:name="div_.swv-fonipa" style:family="paragraph" style:parent-style-name="none">
      <style:text-properties fo:font-family="Doulos SIL"/>
    </style:style>
    <style:style style:name="span_.swv-fonipa" style:family="paragraph" style:parent-style-name="none">
      <style:text-properties fo:font-family="Doulos SIL"/>
    </style:style>
    <style:style style:name="div_.swv" style:family="paragraph" style:parent-style-name="none">
      <style:text-properties fo:font-family="Arial Unicode MS"/>
    </style:style>
    <style:style style:name="span_.swv" style:family="paragraph" style:parent-style-name="none">
      <style:text-properties fo:font-family="Arial Unicode MS"/>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fonipa" style:family="paragraph" style:parent-style-name="none">
      <style:text-properties fo:font-family="Doulos SIL"/>
    </style:style>
    <style:style style:name="span_.th-fonipa" style:family="paragraph" style:parent-style-name="none">
      <style:text-properties fo:font-family="Doulo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vt-Deva" style:family="paragraph" style:parent-style-name="none">
      <style:text-properties fo:font-family="Arial Unicode MS"/>
    </style:style>
    <style:style style:name="span_.tvt-Deva" style:family="paragraph" style:parent-style-name="none">
      <style:text-properties fo:font-family="Arial Unicode MS"/>
    </style:style>
    <style:style style:name="div_.tvt-Latn-IN" style:family="paragraph" style:parent-style-name="none">
      <style:text-properties fo:font-family="Times New Roman"/>
    </style:style>
    <style:style style:name="span_.tvt-Latn-IN" style:family="paragraph" style:parent-style-name="none">
      <style:text-properties fo:font-family="Times New Roman"/>
    </style:style>
    <style:style style:name="div_.tvt" style:family="paragraph" style:parent-style-name="none">
      <style:text-properties fo:font-family="Times New Roman"/>
    </style:style>
    <style:style style:name="span_.tvt" style:family="paragraph" style:parent-style-name="none">
      <style:text-properties fo:font-family="Times New Roman"/>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wbr" style:family="paragraph" style:parent-style-name="none">
      <style:text-properties fo:font-family="Arial Unicode MS"/>
    </style:style>
    <style:style style:name="span_.wbr" style:family="paragraph" style:parent-style-name="none">
      <style:text-properties fo:font-family="Arial Unicode MS"/>
    </style:style>
    <style:style style:name="div_.wtm" style:family="paragraph" style:parent-style-name="none">
      <style:text-properties fo:font-family="Mangal"/>
    </style:style>
    <style:style style:name="span_.wtm" style:family="paragraph" style:parent-style-name="none">
      <style:text-properties fo:font-family="Manga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style:text-properties text:display="none" fo:font-weight="700" fo:font-size="18pt"/>
    </style:style>
    <style:style style:name="h3" style:family="paragraph" style:parent-style-name="none">
      <style:paragraph-properties fo:padding-top="7pt"/>
      <style:text-properties text:display="none" fo:font-weight="700" fo:font-size="14pt"/>
    </style:style>
    <style:style style:name="h1" style:family="paragraph" style:parent-style-name="none">
      <style:paragraph-properties fo:padding-top="12pt"/>
      <style:text-properties fo:font-weight="700" fo:font-size="24pt"/>
    </style:style>
    <style:style style:name="h4" style:family="paragraph" style:parent-style-name="none">
      <style:paragraph-properties fo:padding-top="6pt"/>
      <style:text-properties fo:font-weight="700" fo:font-size="12pt"/>
    </style:style>
    <style:style style:name="h5" style:family="paragraph" style:parent-style-name="none">
      <style:paragraph-properties fo:padding-top="5.5pt"/>
      <style:text-properties fo:font-weight="700" fo:font-size="10pt"/>
    </style:style>
    <style:style style:name="h6" style:family="paragraph" style:parent-style-name="none">
      <style:paragraph-properties fo:padding-top="5.5pt"/>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133858in" style:type="center"/>
          <style:tab-stop style:position="6.267716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133858in" style:type="center"/>
          <style:tab-stop style:position="6.26771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fo:font-size="12pt"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72pt" fo:margin-right="72pt" fo:margin-bottom="72pt" fo:margin-left="72pt">
        <style:footnote-sep style:width="0.0071in" style:line-style="solid" style:distance-before-sep="30%" style:distance-after-sep="30%" style:color="#000000" style:adjustment="centre" style:rel-width="100%"/>
      </style:page-layout-properties>
      <style:header-style/>
      <style:footer-style/>
    </style:page-layout>
    <style:page-layout style:name="pm2" style:page-usage="mirrored">
      <style:page-layout-properties fo:page-width="595.2756pt" fo:page-height="841.8898pt" fo:margin-top="72pt" fo:margin-right="72pt" fo:margin-bottom="72pt" fo:margin-left="7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72pt" fo:margin-right="72pt" fo:margin-bottom="72pt" fo:margin-left="72pt"/>
    </style:page-layout>
    <style:page-layout style:name="pm13">
      <style:page-layout-properties fo:page-width="595.2756pt" fo:page-height="841.8898pt" fo:margin-top="72pt" fo:margin-right="72pt" fo:margin-bottom="72pt" fo:margin-left="72pt"/>
    </style:page-layout>
    <style:page-layout style:name="pm7">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3">
            <text:page-number text:select-page="current">4</text:page-number>
          </text:span>
          <text:tab/>
          <text:span text:style-name="MT1">
            <text:variable-get text:name="Left_Guideword_L" office:value-type="string"/>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71.25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5-19T15:54:30</meta:creation-date>
    <dc:creator>Trihus</dc:creator>
    <dc:date>2017-05-19T15:54:30</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5.14.5765</meta:user-defined>
    <meta:user-defined meta:name="Created-By">PathwayExport 1.15.14.576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